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co37" style:family="table-column">
      <style:table-column-properties fo:break-before="auto" style:column-width="0.669cm"/>
    </style:style>
    <style:style style:name="co38" style:family="table-column">
      <style:table-column-properties fo:break-before="auto" style:column-width="0.473cm"/>
    </style:style>
    <style:style style:name="co39" style:family="table-column">
      <style:table-column-properties fo:break-before="auto" style:column-width="0.649cm"/>
    </style:style>
    <style:style style:name="co40" style:family="table-column">
      <style:table-column-properties fo:break-before="auto" style:column-width="2.63cm"/>
    </style:style>
    <style:style style:name="co41" style:family="table-column">
      <style:table-column-properties fo:break-before="auto" style:column-width="1.453cm"/>
    </style:style>
    <style:style style:name="co42" style:family="table-column">
      <style:table-column-properties fo:break-before="auto" style:column-width="1.55cm"/>
    </style:style>
    <style:style style:name="co43" style:family="table-column">
      <style:table-column-properties fo:break-before="auto" style:column-width="2.178cm"/>
    </style:style>
    <style:style style:name="co44" style:family="table-column">
      <style:table-column-properties fo:break-before="auto" style:column-width="0.688cm"/>
    </style:style>
    <style:style style:name="co45" style:family="table-column">
      <style:table-column-properties fo:break-before="auto" style:column-width="1.139cm"/>
    </style:style>
    <style:style style:name="co46" style:family="table-column">
      <style:table-column-properties fo:break-before="auto" style:column-width="1.512cm"/>
    </style:style>
    <style:style style:name="co47" style:family="table-column">
      <style:table-column-properties fo:break-before="auto" style:column-width="1.258cm"/>
    </style:style>
    <style:style style:name="co48" style:family="table-column">
      <style:table-column-properties fo:break-before="auto" style:column-width="1.473cm"/>
    </style:style>
    <style:style style:name="co49" style:family="table-column">
      <style:table-column-properties fo:break-before="auto" style:column-width="1.041cm"/>
    </style:style>
    <style:style style:name="co50" style:family="table-column">
      <style:table-column-properties fo:break-before="auto" style:column-width="1.591cm"/>
    </style:style>
    <style:style style:name="co51" style:family="table-column">
      <style:table-column-properties fo:break-before="auto" style:column-width="1.61cm"/>
    </style:style>
    <style:style style:name="co52" style:family="table-column">
      <style:table-column-properties fo:break-before="auto" style:column-width="1.57cm"/>
    </style:style>
    <style:style style:name="co53" style:family="table-column">
      <style:table-column-properties fo:break-before="auto" style:column-width="1.06cm"/>
    </style:style>
    <style:style style:name="co54" style:family="table-column">
      <style:table-column-properties fo:break-before="auto" style:column-width="0.787cm"/>
    </style:style>
    <style:style style:name="co55" style:family="table-column">
      <style:table-column-properties fo:break-before="auto" style:column-width="0.512cm"/>
    </style:style>
    <style:style style:name="co56" style:family="table-column">
      <style:table-column-properties fo:break-before="auto" style:column-width="1.021cm"/>
    </style:style>
    <style:style style:name="co57" style:family="table-column">
      <style:table-column-properties fo:break-before="auto" style:column-width="0.905cm"/>
    </style:style>
    <style:style style:name="co58" style:family="table-column">
      <style:table-column-properties fo:break-before="auto" style:column-width="1.217cm"/>
    </style:style>
    <style:style style:name="co59" style:family="table-column">
      <style:table-column-properties fo:break-before="auto" style:column-width="1.588cm"/>
    </style:style>
    <style:style style:name="co60" style:family="table-column">
      <style:table-column-properties fo:break-before="auto" style:column-width="1.528cm"/>
    </style:style>
    <style:style style:name="co61" style:family="table-column">
      <style:table-column-properties fo:break-before="auto" style:column-width="1.434cm"/>
    </style:style>
    <style:style style:name="co62" style:family="table-column">
      <style:table-column-properties fo:break-before="auto" style:column-width="0.552cm"/>
    </style:style>
    <style:style style:name="co63" style:family="table-column">
      <style:table-column-properties fo:break-before="auto" style:column-width="0.884cm"/>
    </style:style>
    <style:style style:name="co64" style:family="table-column">
      <style:table-column-properties fo:break-before="auto" style:column-width="0.963cm"/>
    </style:style>
    <style:style style:name="co65" style:family="table-column">
      <style:table-column-properties fo:break-before="auto" style:column-width="1.002cm"/>
    </style:style>
    <style:style style:name="co66" style:family="table-column">
      <style:table-column-properties fo:break-before="auto" style:column-width="1.316cm"/>
    </style:style>
    <style:style style:name="co67" style:family="table-column">
      <style:table-column-properties fo:break-before="auto" style:column-width="1.531cm"/>
    </style:style>
    <style:style style:name="co68" style:family="table-column">
      <style:table-column-properties fo:break-before="auto" style:column-width="1.374cm"/>
    </style:style>
    <style:style style:name="co69" style:family="table-column">
      <style:table-column-properties fo:break-before="auto" style:column-width="1.296cm"/>
    </style:style>
    <style:style style:name="co70" style:family="table-column">
      <style:table-column-properties fo:break-before="auto" style:column-width="1.335cm"/>
    </style:style>
    <style:style style:name="co71" style:family="table-column">
      <style:table-column-properties fo:break-before="auto" style:column-width="1.806cm"/>
    </style:style>
    <style:style style:name="co72" style:family="table-column">
      <style:table-column-properties fo:break-before="auto" style:column-width="1.884cm"/>
    </style:style>
    <style:style style:name="co73" style:family="table-column">
      <style:table-column-properties fo:break-before="auto" style:column-width="1.198cm"/>
    </style:style>
    <style:style style:name="co74" style:family="table-column">
      <style:table-column-properties fo:break-before="auto" style:column-width="1.767cm"/>
    </style:style>
    <style:style style:name="co75" style:family="table-column">
      <style:table-column-properties fo:break-before="auto" style:column-width="1.492cm"/>
    </style:style>
    <style:style style:name="co76" style:family="table-column">
      <style:table-column-properties fo:break-before="auto" style:column-width="2.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8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bf00" fo:border="0.06pt solid #000000"/>
    </style:style>
    <style:style style:name="ce55" style:family="table-cell" style:parent-style-name="Default">
      <style:table-cell-properties fo:background-color="#81d41a" fo:border="0.06pt solid #000000"/>
      <style:text-properties fo:color="#81d41a"/>
    </style:style>
    <style:style style:name="ce56" style:family="table-cell" style:parent-style-name="Default">
      <style:table-cell-properties fo:background-color="#729fcf" fo:border="0.06pt solid #000000"/>
    </style:style>
    <style:style style:name="ce57" style:family="table-cell" style:parent-style-name="Default">
      <style:table-cell-properties fo:background-color="#ff860d" fo:border="0.06pt solid #000000"/>
      <style:text-properties fo:color="#ff7b59"/>
    </style:style>
    <style:style style:name="ce58" style:family="table-cell" style:parent-style-name="Default">
      <style:table-cell-properties fo:background-color="#b85c00" fo:border="0.06pt solid #000000"/>
      <style:text-properties fo:color="#b85c00"/>
    </style:style>
    <style:style style:name="ce59" style:family="table-cell" style:parent-style-name="Default">
      <style:table-cell-properties fo:background-color="#cccccc"/>
    </style:style>
    <style:style style:name="ce60" style:family="table-cell" style:parent-style-name="Default">
      <style:table-cell-properties fo:background-color="#d4ea6b"/>
    </style:style>
    <style:style style:name="ce61" style:family="table-cell" style:parent-style-name="Default">
      <style:table-cell-properties fo:background-color="#ff5429"/>
    </style:style>
    <style:style style:name="ce62" style:family="table-cell" style:parent-style-name="Default" style:data-style-name="N0"/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 style:data-style-name="N2"/>
    <style:style style:name="ce65" style:family="table-cell" style:parent-style-name="Default">
      <style:table-cell-properties fo:background-color="#b2b2b2" fo:border="0.06pt solid #000000"/>
    </style:style>
    <style:style style:name="ce66" style:family="table-cell" style:parent-style-name="Default">
      <style:table-cell-properties fo:background-color="#cccccc" fo:border="0.06pt solid #000000"/>
      <style:text-properties fo:color="#bf819e"/>
    </style:style>
    <style:style style:name="ce67" style:family="table-cell" style:parent-style-name="Default">
      <style:table-cell-properties fo:background-color="#999999" fo:border="0.06pt solid #000000"/>
      <style:text-properties fo:color="#ec9ba4"/>
    </style:style>
    <style:style style:name="ce68" style:family="table-cell" style:parent-style-name="Default">
      <style:table-cell-properties fo:background-color="#999999" fo:border="0.06pt solid #000000"/>
    </style:style>
    <style:style style:name="ce69" style:family="table-cell" style:parent-style-name="Default">
      <style:table-cell-properties fo:background-color="#999999" fo:border="0.06pt solid #000000"/>
      <style:text-properties fo:color="#81d41a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fo:background-color="#bbe33d" fo:border="0.06pt solid #000000"/>
      <style:text-properties fo:color="#ff7b59"/>
    </style:style>
    <style:style style:name="ce72" style:family="table-cell" style:parent-style-name="Default">
      <style:table-cell-properties fo:background-color="#ff4000" fo:border="0.06pt solid #000000"/>
      <style:text-properties fo:color="#b85c00"/>
    </style:style>
    <style:style style:name="ce73" style:family="table-cell" style:parent-style-name="Default">
      <style:table-cell-properties fo:background-color="#ff4000" fo:border="0.06pt solid #000000"/>
      <style:text-properties fo:color="#81d41a"/>
    </style:style>
    <style:style style:name="ce74" style:family="table-cell" style:parent-style-name="Default">
      <style:table-cell-properties fo:background-color="#d4ea6b" fo:border="0.06pt solid #000000"/>
      <style:text-properties fo:color="#ff7b59"/>
    </style:style>
    <style:style style:name="ce75" style:family="table-cell" style:parent-style-name="Default">
      <style:table-cell-properties fo:background-color="#eeeeee" fo:border="0.06pt solid #000000"/>
    </style:style>
    <style:style style:name="ce76" style:family="table-cell" style:parent-style-name="Default">
      <style:table-cell-properties fo:background-color="#eeeeee" fo:border="0.06pt solid #000000"/>
      <style:text-properties fo:color="#81d41a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d428"/>
    </style:style>
    <style:style style:name="ce131" style:family="table-cell" style:parent-style-name="Default">
      <style:table-cell-properties fo:background-color="#ffbf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eeeeee" fo:border="0.06pt solid #000000"/>
      <style:text-properties fo:color="#ff7b59"/>
    </style:style>
    <style:style style:name="ce135" style:family="table-cell" style:parent-style-name="Default">
      <style:table-cell-properties fo:background-color="#ff4000" fo:border="0.06pt solid #000000"/>
    </style:style>
    <style:style style:name="ce136" style:family="table-cell" style:parent-style-name="Default">
      <style:table-cell-properties fo:background-color="#ff7b59"/>
    </style:style>
    <style:style style:name="ce137" style:family="table-cell" style:parent-style-name="Default">
      <style:table-cell-properties fo:background-color="#eeeeee" fo:border="0.06pt solid #000000"/>
      <style:text-properties fo:color="#b85c00"/>
    </style:style>
    <style:style style:name="ce138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eeee" fo:border="0.06pt solid #000000"/>
      <style:text-properties fo:color="#bf819e"/>
    </style:style>
    <style:style style:name="ce140" style:family="table-cell" style:parent-style-name="Default">
      <style:table-cell-properties fo:background-color="#bbe33d" fo:border="0.06pt solid #000000"/>
      <style:text-properties fo:color="#bf819e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eeeeee" fo:border="0.06pt solid #000000"/>
      <style:text-properties fo:color="#ec9ba4"/>
    </style:style>
    <style:style style:name="ce143" style:family="table-cell" style:parent-style-name="Default">
      <style:table-cell-properties fo:background-color="#bbe33d" fo:border="0.06pt solid #000000"/>
      <style:text-properties fo:color="#ec9ba4"/>
    </style:style>
    <style:style style:name="ce144" style:family="table-cell" style:parent-style-name="Default">
      <style:table-cell-properties fo:background-color="#d4ea6b" fo:border="0.06pt solid #000000"/>
      <style:text-properties fo:color="#ec9ba4"/>
    </style:style>
    <style:style style:name="ce145" style:family="table-cell" style:parent-style-name="Default" style:data-style-name="N1">
      <style:table-cell-properties fo:background-color="#81d41a"/>
    </style:style>
    <style:style style:name="ce146" style:family="table-cell" style:parent-style-name="Default">
      <style:table-cell-properties fo:background-color="#81d41a"/>
    </style:style>
    <style:style style:name="ce147" style:family="table-cell" style:parent-style-name="Default" style:data-style-name="N2">
      <style:table-cell-properties fo:background-color="#ff7b59"/>
    </style:style>
    <style:style style:name="ce148" style:family="table-cell" style:parent-style-name="Default" style:data-style-name="N2">
      <style:table-cell-properties fo:background-color="#81d41a"/>
    </style:style>
    <style:style style:name="ce149" style:family="table-cell" style:parent-style-name="Default">
      <style:table-cell-properties style:vertical-align="middl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ackground-color="#ff0000"/>
      <style:text-properties fo:color="#ffffff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37"/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4"/>
    <style:style style:name="ce104" style:family="table-cell" style:parent-style-name="Default" style:data-style-name="N2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3838" fo:border="0.06pt solid #000000"/>
      <style:text-properties fo:color="#b85c00"/>
    </style:style>
    <style:style style:name="ce109" style:family="table-cell" style:parent-style-name="Default">
      <style:table-cell-properties fo:background-color="#ff3838" fo:border="0.06pt solid #000000"/>
      <style:text-properties fo:color="#81d41a"/>
    </style:style>
    <style:style style:name="ce110" style:family="table-cell" style:parent-style-name="Default">
      <style:table-cell-properties fo:background-color="#ff3838" fo:border="0.06pt solid #000000"/>
    </style:style>
    <style:style style:name="ce111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3838"/>
      <style:text-properties fo:color="#ffffff" fo:font-weight="normal" style:font-weight-asian="normal" style:font-weight-complex="normal"/>
    </style:style>
    <style:style style:name="ce114" style:family="table-cell" style:parent-style-name="Default">
      <style:text-properties fo:color="#ffffff"/>
    </style:style>
    <style:style style:name="ce1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="0.74pt solid #000000"/>
    </style:style>
    <style:style style:name="ce162" style:family="table-cell" style:parent-style-name="Default">
      <style:table-cell-properties fo:border="0.74pt solid #000000"/>
      <style:text-properties style:font-name="Times New Roman" fo:font-size="11pt" style:font-size-asian="11pt" style:font-size-complex="11pt"/>
    </style:style>
    <style:style style:name="ce11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1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2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1">
      <style:table-cell-properties fo:border="0.74pt solid #000000"/>
      <style:text-properties style:font-name="Times New Roman" fo:font-size="11pt" style:font-size-asian="11pt" style:font-size-complex="11pt"/>
    </style:style>
    <style:style style:name="ce17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38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54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table:style-name="ce129" office:value-type="string" calcext:value-type="string">
            <text:p>note</text:p>
          </table:table-cell>
          <table:table-cell/>
          <table:table-cell table:style-name="ce64" table:formula="of:=6/8" office:value-type="float" office:value="0.75" calcext:value-type="float">
            <text:p>0.75</text:p>
          </table:table-cell>
          <table:table-cell table:style-name="ce64" table:formula="of:=8/9" office:value-type="float" office:value="0.888888888888889" calcext:value-type="float">
            <text:p>0.89</text:p>
          </table:table-cell>
          <table:table-cell table:style-name="ce64" table:formula="of:=9/12" office:value-type="float" office:value="0.75" calcext:value-type="float">
            <text:p>0.75</text:p>
          </table:table-cell>
          <table:table-cell table:style-name="ce64" table:formula="of:=SUM([.P4:.R4])" office:value-type="float" office:value="2.38888888888889" calcext:value-type="float">
            <text:p>2.39</text:p>
          </table:table-cell>
          <table:table-cell table:style-name="ce64" table:number-columns-repeated="4"/>
          <table:table-cell table:style-name="ce64" office:value-type="string" calcext:value-type="string">
            <text:p>beat</text:p>
          </table:table-cell>
          <table:table-cell table:style-name="ce64" table:formula="of:=[.Y3]/12" office:value-type="float" office:value="55.8333333333333" calcext:value-type="float">
            <text:p>55.83</text:p>
          </table:table-cell>
          <table:table-cell table:style-name="ce64" table:formula="of:=55*12" office:value-type="float" office:value="660" calcext:value-type="float">
            <text:p>660.00</text:p>
          </table:table-cell>
          <table:table-cell table:style-name="ce64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4" table:number-columns-repeated="3"/>
          <table:table-cell table:style-name="ce63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5" table:number-columns-repeated="4"/>
          <table:table-cell table:style-name="ce65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6" table:number-columns-repeated="6"/>
          <table:table-cell table:style-name="ce66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4" table:formula="of:=[.Y7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8"/>
          <table:table-cell table:style-name="ce67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4" table:formula="of:=[.Y8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8" table:number-columns-repeated="9"/>
          <table:table-cell table:style-name="ce63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4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32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4" table:formula="of:=[.AD12]/2" office:value-type="float" office:value="6.875" calcext:value-type="float">
            <text:p>6.88</text:p>
          </table:table-cell>
          <table:table-cell table:style-name="ce64" table:formula="of:=[.AE12]/2" office:value-type="float" office:value="3.4375" calcext:value-type="float">
            <text:p>3.44</text:p>
          </table:table-cell>
          <table:table-cell table:style-name="ce64" table:formula="of:=[.AB12]*2/3" office:value-type="float" office:value="36.6666666666667" calcext:value-type="float">
            <text:p>36.67</text:p>
          </table:table-cell>
          <table:table-cell table:style-name="ce64" table:formula="of:=[.AC12]*2/3" office:value-type="float" office:value="18.3333333333333" calcext:value-type="float">
            <text:p>18.33</text:p>
          </table:table-cell>
          <table:table-cell table:style-name="ce64" table:formula="of:=[.AD12]*2/3" office:value-type="float" office:value="9.16666666666667" calcext:value-type="float">
            <text:p>9.17</text:p>
          </table:table-cell>
          <table:table-cell table:style-name="ce64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9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29" office:value-type="string" calcext:value-type="string">
            <text:p>tonic</text:p>
          </table:table-cell>
          <table:table-cell table:style-name="ce136" office:value-type="string" calcext:value-type="string">
            <text:p>6:8 calc</text:p>
          </table:table-cell>
          <table:table-cell table:style-name="ce136"/>
          <table:table-cell office:value-type="string" calcext:value-type="string">
            <text:p>fourth</text:p>
          </table:table-cell>
          <table:table-cell table:style-name="ce141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47" office:value-type="string" calcext:value-type="string">
            <text:p>9:12 calc</text:p>
          </table:table-cell>
          <table:table-cell table:style-name="ce147"/>
          <table:table-cell table:style-name="ce129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4" table:formula="of:=[.B15]/[.C15]" office:value-type="float" office:value="1" calcext:value-type="float">
            <text:p>1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7"/>
          <table:table-cell table:style-name="ce131" table:number-columns-repeated="4"/>
          <table:table-cell/>
          <table:table-cell table:style-name="ce146"/>
          <table:table-cell table:style-name="ce148" table:number-columns-repeated="2"/>
          <table:table-cell table:style-name="ce1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4" table:formula="of:=[.B16]/[.C16]" office:value-type="float" office:value="0.916666666666667" calcext:value-type="float">
            <text:p>0.92</text:p>
          </table:table-cell>
          <table:table-cell table:style-name="ce64" table:formula="of:=[.C16]*[.$E$15]/[.B16]" office:value-type="float" office:value="109.090909090909" calcext:value-type="float">
            <text:p>109.09</text:p>
          </table:table-cell>
          <table:table-cell table:style-name="ce64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4" table:formula="of:=[.B17]/[.C17]" office:value-type="float" office:value="0.833333333333333" calcext:value-type="float">
            <text:p>0.83</text:p>
          </table:table-cell>
          <table:table-cell table:style-name="ce64" table:formula="of:=[.C17]*[.$E$15]/[.B17]" office:value-type="float" office:value="120" calcext:value-type="float">
            <text:p>120.00</text:p>
          </table:table-cell>
          <table:table-cell table:style-name="ce64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4" table:formula="of:=[.B18]/[.C18]" office:value-type="float" office:value="0.75" calcext:value-type="float">
            <text:p>0.75</text:p>
          </table:table-cell>
          <table:table-cell table:style-name="ce64" table:formula="of:=[.C18]*[.$E$15]/[.B18]" office:value-type="float" office:value="133.333333333333" calcext:value-type="float">
            <text:p>133.33</text:p>
          </table:table-cell>
          <table:table-cell table:style-name="ce64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4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4" table:formula="of:=[.B19]/[.C19]" office:value-type="float" office:value="0.666666666666667" calcext:value-type="float">
            <text:p>0.67</text:p>
          </table:table-cell>
          <table:table-cell table:style-name="ce64" table:formula="of:=[.C19]*[.$E$15]/[.B19]" office:value-type="float" office:value="150" calcext:value-type="float">
            <text:p>150.00</text:p>
          </table:table-cell>
          <table:table-cell table:style-name="ce64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4" table:formula="of:=[.B20]/[.C20]" office:value-type="float" office:value="0.583333333333333" calcext:value-type="float">
            <text:p>0.58</text:p>
          </table:table-cell>
          <table:table-cell table:style-name="ce64" table:formula="of:=[.C20]*[.$E$15]/[.B20]" office:value-type="float" office:value="171.428571428571" calcext:value-type="float">
            <text:p>171.43</text:p>
          </table:table-cell>
          <table:table-cell table:style-name="ce64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4" table:formula="of:=60/[.X20]" office:value-type="float" office:value="0.428571428571429" calcext:value-type="float">
            <text:p>0.43</text:p>
          </table:table-cell>
          <table:table-cell table:style-name="ce64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4" table:formula="of:=[.B21]/[.C21]" office:value-type="float" office:value="0.5" calcext:value-type="float">
            <text:p>0.50</text:p>
          </table:table-cell>
          <table:table-cell table:style-name="ce64" table:formula="of:=[.C21]*[.$E$15]/[.B21]" office:value-type="float" office:value="200" calcext:value-type="float">
            <text:p>200.00</text:p>
          </table:table-cell>
          <table:table-cell table:style-name="ce64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4" table:formula="of:=[.B22]/[.C22]" office:value-type="float" office:value="0.416666666666667" calcext:value-type="float">
            <text:p>0.42</text:p>
          </table:table-cell>
          <table:table-cell table:style-name="ce64" table:formula="of:=[.C22]*[.$E$15]/[.B22]" office:value-type="float" office:value="240" calcext:value-type="float">
            <text:p>240.00</text:p>
          </table:table-cell>
          <table:table-cell table:style-name="ce64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C#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b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F#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b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b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4" table:formula="of:=[.B23]/[.C23]" office:value-type="float" office:value="0.333333333333333" calcext:value-type="float">
            <text:p>0.33</text:p>
          </table:table-cell>
          <table:table-cell table:style-name="ce64" table:formula="of:=[.C23]*[.$E$15]/[.B23]" office:value-type="float" office:value="300" calcext:value-type="float">
            <text:p>300.00</text:p>
          </table:table-cell>
          <table:table-cell table:style-name="ce64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2" office:value-type="string" calcext:value-type="string">
            <text:p>16/15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6/5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2" office:value-type="string" calcext:value-type="string">
            <text:p>45/32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8/5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9/5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4" table:formula="of:=[.B24]/[.C24]" office:value-type="float" office:value="0.25" calcext:value-type="float">
            <text:p>0.25</text:p>
          </table:table-cell>
          <table:table-cell table:style-name="ce64" table:formula="of:=[.C24]*[.$E$15]/[.B24]" office:value-type="float" office:value="400" calcext:value-type="float">
            <text:p>400.00</text:p>
          </table:table-cell>
          <table:table-cell table:style-name="ce64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4" table:formula="of:=[.B25]/[.C25]" office:value-type="float" office:value="0.166666666666667" calcext:value-type="float">
            <text:p>0.17</text:p>
          </table:table-cell>
          <table:table-cell table:style-name="ce64" table:formula="of:=[.C25]*[.$E$15]/[.B25]" office:value-type="float" office:value="600" calcext:value-type="float">
            <text:p>600.00</text:p>
          </table:table-cell>
          <table:table-cell table:style-name="ce64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4" table:formula="of:=[.B26]/[.C26]" office:value-type="float" office:value="0.0833333333333333" calcext:value-type="float">
            <text:p>0.08</text:p>
          </table:table-cell>
          <table:table-cell table:style-name="ce64" table:formula="of:=[.C26]*[.$E$15]/[.B26]" office:value-type="float" office:value="1200" calcext:value-type="float">
            <text:p>1200.00</text:p>
          </table:table-cell>
          <table:table-cell table:style-name="ce64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53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55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string" calcext:value-type="string">
            <text:p>Neutral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50" office:value-type="string" calcext:value-type="string">
            <text:p>1 * Do-Re/3</text:p>
          </table:table-cell>
          <table:table-cell table:style-name="ce150" office:value-type="string" calcext:value-type="string">
            <text:p>C1/3#</text:p>
          </table:table-cell>
          <table:table-cell table:style-name="ce150" office:value-type="string" calcext:value-type="string">
            <text:p>G1/3#</text:p>
          </table:table-cell>
          <table:table-cell table:style-name="ce150" office:value-type="string" calcext:value-type="string">
            <text:p>D1/3#</text:p>
          </table:table-cell>
          <table:table-cell table:number-columns-repeated="2" table:style-name="ce150" office:value-type="string" calcext:value-type="string">
            <text:p>A1/3#</text:p>
          </table:table-cell>
          <table:table-cell table:style-name="ce150" office:value-type="string" calcext:value-type="string">
            <text:p>G2/3f</text:p>
          </table:table-cell>
          <table:table-cell table:style-name="ce150" office:value-type="string" calcext:value-type="string">
            <text:p>C2/3f</text:p>
          </table:table-cell>
          <table:table-cell table:style-name="ce150" office:value-type="string" calcext:value-type="string">
            <text:p>F2/3f</text:p>
          </table:table-cell>
          <table:table-cell table:style-name="ce150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 office:value-type="float" office:value="-4" calcext:value-type="float">
            <text:p>-4</text:p>
          </table:table-cell>
          <table:table-cell/>
          <table:table-cell table:style-name="ce150" office:value-type="string" calcext:value-type="string">
            <text:p>2 * Do-Re/3</text:p>
          </table:table-cell>
          <table:table-cell table:style-name="ce150" office:value-type="string" calcext:value-type="string">
            <text:p>C2/3#</text:p>
          </table:table-cell>
          <table:table-cell table:style-name="ce150" office:value-type="string" calcext:value-type="string">
            <text:p>G2/3#</text:p>
          </table:table-cell>
          <table:table-cell table:style-name="ce150" office:value-type="string" calcext:value-type="string">
            <text:p>D2/3#</text:p>
          </table:table-cell>
          <table:table-cell table:number-columns-repeated="2" table:style-name="ce150" office:value-type="string" calcext:value-type="string">
            <text:p>A2/3#</text:p>
          </table:table-cell>
          <table:table-cell table:style-name="ce150" office:value-type="string" calcext:value-type="string">
            <text:p>G1/3f</text:p>
          </table:table-cell>
          <table:table-cell table:style-name="ce150" office:value-type="string" calcext:value-type="string">
            <text:p>C1/3f</text:p>
          </table:table-cell>
          <table:table-cell table:style-name="ce150" office:value-type="string" calcext:value-type="string">
            <text:p>F1/3f</text:p>
          </table:table-cell>
          <table:table-cell table:style-name="ce150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 office:value-type="float" office:value="-3" calcext:value-type="float">
            <text:p>-3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Re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60" office:value-type="string" calcext:value-type="string">
            <text:p>Mi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G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2" table:number-columns-repeated="5"/>
          <table:table-cell table:style-name="ce137" table:number-columns-repeated="4"/>
          <table:table-cell table:style-name="ce75" table:number-columns-repeated="3"/>
          <table:table-cell office:value-type="float" office:value="-1" calcext:value-type="float">
            <text:p>-1</text:p>
          </table:table-cell>
          <table:table-cell/>
          <table:table-cell table:style-name="ce151" office:value-type="string" calcext:value-type="string">
            <text:p>Mi-Fa/2</text:p>
          </table:table-cell>
          <table:table-cell table:style-name="ce151" office:value-type="string" calcext:value-type="string">
            <text:p>E1/4#</text:p>
          </table:table-cell>
          <table:table-cell table:style-name="ce151" office:value-type="string" calcext:value-type="string">
            <text:p>B1/4#</text:p>
          </table:table-cell>
          <table:table-cell table:number-columns-repeated="3" table:style-name="ce151" office:value-type="string" calcext:value-type="string">
            <text:p>F3/4#</text:p>
          </table:table-cell>
          <table:table-cell table:style-name="ce151" office:value-type="string" calcext:value-type="string">
            <text:p>B3/4f</text:p>
          </table:table-cell>
          <table:table-cell table:style-name="ce151" office:value-type="string" calcext:value-type="string">
            <text:p>E3/4f</text:p>
          </table:table-cell>
          <table:table-cell table:style-name="ce151" office:value-type="string" calcext:value-type="string">
            <text:p>A3/4f</text:p>
          </table:table-cell>
          <table:table-cell table:style-name="ce151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60" office:value-type="string" calcext:value-type="string">
            <text:p>Fa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style-name="ce60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3" table:number-columns-repeated="4"/>
          <table:table-cell table:style-name="ce135" table:number-columns-repeated="3"/>
          <table:table-cell table:style-name="ce75" table:number-columns-repeated="5"/>
          <table:table-cell office:value-type="float" office:value="1" calcext:value-type="float">
            <text:p>1</text:p>
          </table:table-cell>
          <table:table-cell/>
          <table:table-cell table:style-name="ce151" office:value-type="string" calcext:value-type="string">
            <text:p>Fa-So/2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number-columns-repeated="3" table:style-name="ce151" office:value-type="string" calcext:value-type="string">
            <text:p>G#</text:p>
          </table:table-cell>
          <table:table-cell table:number-columns-repeated="2" table:style-name="ce151" office:value-type="string" calcext:value-type="string">
            <text:p>B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office:value-type="float" office:value="2" calcext:value-type="float">
            <text:p>2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S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60" office:value-type="string" calcext:value-type="string">
            <text:p>La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table:number-columns-repeated="9"/>
          <table:table-cell table:style-name="ce135"/>
          <table:table-cell table:style-name="ce75" table:number-columns-repeated="2"/>
          <table:table-cell office:value-type="float" office:value="4" calcext:value-type="float">
            <text:p>4</text:p>
          </table:table-cell>
          <table:table-cell/>
          <table:table-cell table:style-name="ce151" office:value-type="string" calcext:value-type="string">
            <text:p>1* La-Do/3</text:p>
          </table:table-cell>
          <table:table-cell table:style-name="ce151" office:value-type="string" calcext:value-type="string">
            <text:p>A#</text:p>
          </table:table-cell>
          <table:table-cell table:style-name="ce151" office:value-type="string" calcext:value-type="string">
            <text:p>F</text:p>
          </table:table-cell>
          <table:table-cell table:style-name="ce151" office:value-type="string" calcext:value-type="string">
            <text:p>C</text:p>
          </table:table-cell>
          <table:table-cell table:style-name="ce151" office:value-type="string" calcext:value-type="string">
            <text:p>G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Ef</text:p>
          </table:table-cell>
          <table:table-cell table:style-name="ce151" office:value-type="string" calcext:value-type="string">
            <text:p>Af</text:p>
          </table:table-cell>
          <table:table-cell table:style-name="ce151" office:value-type="string" calcext:value-type="string">
            <text:p>Df</text:p>
          </table:table-cell>
          <table:table-cell table:style-name="ce151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2" table:number-columns-repeated="9"/>
          <table:table-cell table:style-name="ce135" table:number-columns-repeated="2"/>
          <table:table-cell table:style-name="ce75"/>
          <table:table-cell office:value-type="float" office:value="5" calcext:value-type="float">
            <text:p>5</text:p>
          </table:table-cell>
          <table:table-cell/>
          <table:table-cell table:style-name="ce151" office:value-type="string" calcext:value-type="string">
            <text:p>2* La-Do/3</text:p>
          </table:table-cell>
          <table:table-cell table:style-name="ce151" office:value-type="string" calcext:value-type="string">
            <text:p>B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style-name="ce151" office:value-type="string" calcext:value-type="string">
            <text:p>G#</text:p>
          </table:table-cell>
          <table:table-cell table:style-name="ce151" office:value-type="string" calcext:value-type="string">
            <text:p>D#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60" office:value-type="string" calcext:value-type="string">
            <text:p>Dp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Subject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table:style-name="ce211" office:value-type="string" calcext:value-type="string">
            <text:p>ShDn M</text:p>
          </table:table-cell>
          <table:table-cell table:style-name="ce211" office:value-type="string" calcext:value-type="string">
            <text:p>Lg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L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1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number-columns-repeated="2" table:style-name="ce211"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11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1"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/>
          <table:table-cell table:style-name="ce211" table:number-columns-repeated="11"/>
          <table:table-cell table:number-columns-repeated="10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11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11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29"/>
          <table:table-cell office:value-type="string" calcext:value-type="string">
            <text:p>Eb</text:p>
          </table:table-cell>
          <table:table-cell table:style-name="ce129"/>
          <table:table-cell table:number-columns-repeated="12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4">
          <table:table-cell table:style-name="Default"/>
          <table:table-cell office:value-type="string" calcext:value-type="string">
            <text:p>Ab</text:p>
          </table:table-cell>
          <table:table-cell table:style-name="ce129"/>
          <table:table-cell table:number-columns-repeated="5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4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29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81"/>
        <table:table-column table:style-name="co33" table:default-cell-style-name="ce181"/>
        <table:table-column table:style-name="co17" table:default-cell-style-name="ce181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32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4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4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32" office:value-type="float" office:value="2436" calcext:value-type="float">
            <text:p>2436</text:p>
          </table:table-cell>
          <table:table-cell table:style-name="ce132" office:value-type="float" office:value="1125" calcext:value-type="float">
            <text:p>1125</text:p>
          </table:table-cell>
          <table:table-cell table:style-name="ce64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4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4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4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mpo 80</text:p>
          </table:table-cell>
          <table:table-cell table:number-columns-repeated="2"/>
          <table:table-cell office:value-type="string" calcext:value-type="string">
            <text:p>Melody</text:p>
          </table:table-cell>
          <table:table-cell table:style-name="ce204" office:value-type="string" calcext:value-type="string">
            <text:p>E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ro</text:p>
          </table:table-cell>
          <table:table-cell table:style-name="ce204" office:value-type="string" calcext:value-type="string">
            <text:p>Bb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81" table:formula="of:=[.A40]" office:value-type="string" office:string-value="G4" calcext:value-type="string">
            <text:p>G4</text:p>
          </table:table-cell>
          <table:table-cell table:style-name="ce102" table:formula="of:=[.B40]" office:value-type="float" office:value="392" calcext:value-type="float">
            <text:p>392.00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D#4/Eb4 </text:p>
          </table:table-cell>
          <table:table-cell table:style-name="ce102" office:value-type="float" office:value="311.13" calcext:value-type="float">
            <text:p>311.13</text:p>
          </table:table-cell>
          <table:table-cell office:value-type="string" calcext:value-type="string">
            <text:p>half</text:p>
          </table:table-cell>
          <table:table-cell/>
          <table:table-cell table:style-name="ce181" office:value-type="string" calcext:value-type="string">
            <text:p> A#3/Bb3 </text:p>
          </table:table-cell>
          <table:table-cell table:style-name="ce102" office:value-type="float" office:value="233.08" calcext:value-type="float">
            <text:p>233.08</text:p>
          </table:table-cell>
          <table:table-cell office:value-type="string" calcext:value-type="string">
            <text:p>ha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style-name="ce181" table:formula="of:==OFFSET([.A40]; 6; 0)" office:value-type="string" office:string-value="C#5/Db5 " calcext:value-type="string">
            <text:p>C#5/Db5 </text:p>
          </table:table-cell>
          <table:table-cell table:style-name="ce102" office:value-type="float" office:value="554.37" calcext:value-type="float">
            <text:p>554.37</text:p>
          </table:table-cell>
          <table:table-cell table:style-name="ce64" table:formula="of:=([.E32] + [.E31])/2" office:value-type="float" office:value="473.185" calcext:value-type="float">
            <text:p>473.19</text:p>
          </table:table-cell>
          <table:table-cell table:number-columns-repeated="2"/>
          <table:table-cell table:style-name="ce181" office:value-type="string" calcext:value-type="string">
            <text:p>A4</text:p>
          </table:table-cell>
          <table:table-cell table:style-name="ce102" office:value-type="float" office:value="440" calcext:value-type="float">
            <text:p>440.00</text:p>
          </table:table-cell>
          <table:table-cell table:style-name="ce64" table:formula="of:=([.J32] + [.J31])/2" office:value-type="float" office:value="375.565" calcext:value-type="float">
            <text:p>375.57</text:p>
          </table:table-cell>
          <table:table-cell/>
          <table:table-cell table:style-name="ce181" office:value-type="string" calcext:value-type="string">
            <text:p>E4</text:p>
          </table:table-cell>
          <table:table-cell table:style-name="ce102" office:value-type="float" office:value="329.63" calcext:value-type="float">
            <text:p>329.63</text:p>
          </table:table-cell>
          <table:table-cell table:formula="of:=([.N32] + [.N31])/2" office:value-type="float" office:value="281.355" calcext:value-type="float">
            <text:p>281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style-name="ce181" office:value-type="string" calcext:value-type="string">
            <text:p>G5</text:p>
          </table:table-cell>
          <table:table-cell table:style-name="ce102" office:value-type="float" office:value="783.99" calcext:value-type="float">
            <text:p>783.99</text:p>
          </table:table-cell>
          <table:table-cell table:style-name="ce64" table:formula="of:=([.E33] + [.E32])/2" office:value-type="float" office:value="669.18" calcext:value-type="float">
            <text:p>669.18</text:p>
          </table:table-cell>
          <table:table-cell table:number-columns-repeated="2"/>
          <table:table-cell table:style-name="ce181" office:value-type="string" calcext:value-type="string">
            <text:p> D#5/Eb5 </text:p>
          </table:table-cell>
          <table:table-cell table:style-name="ce102" office:value-type="float" office:value="622.25" calcext:value-type="float">
            <text:p>622.25</text:p>
          </table:table-cell>
          <table:table-cell table:style-name="ce64" table:formula="of:=([.J33] + [.J33])/2"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 A#4/Bb4 </text:p>
          </table:table-cell>
          <table:table-cell table:style-name="ce102" office:value-type="float" office:value="466.16" calcext:value-type="float">
            <text:p>466.16</text:p>
          </table:table-cell>
          <table:table-cell table:formula="of:=([.N33] + [.N32])/2" office:value-type="float" office:value="397.895" calcext:value-type="float">
            <text:p>397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81" office:value-type="string" calcext:value-type="string">
            <text:p> C#6/Db6 </text:p>
          </table:table-cell>
          <table:table-cell table:style-name="ce102" office:value-type="float" office:value="1108.73" calcext:value-type="float">
            <text:p>1108.73</text:p>
          </table:table-cell>
          <table:table-cell table:style-name="ce64" table:formula="of:=([.E34] + [.E33])/2" office:value-type="float" office:value="946.36" calcext:value-type="float">
            <text:p>946.36</text:p>
          </table:table-cell>
          <table:table-cell table:number-columns-repeated="2"/>
          <table:table-cell table:style-name="ce181" office:value-type="string" calcext:value-type="string">
            <text:p>A5</text:p>
          </table:table-cell>
          <table:table-cell table:style-name="ce102" office:value-type="float" office:value="880" calcext:value-type="float">
            <text:p>880.00</text:p>
          </table:table-cell>
          <table:table-cell table:style-name="ce64" table:formula="of:=([.J34] + [.J34])/2" office:value-type="float" office:value="880" calcext:value-type="float">
            <text:p>880.00</text:p>
          </table:table-cell>
          <table:table-cell/>
          <table:table-cell table:style-name="ce181" office:value-type="string" calcext:value-type="string">
            <text:p>E5</text:p>
          </table:table-cell>
          <table:table-cell table:style-name="ce102" office:value-type="float" office:value="659.25" calcext:value-type="float">
            <text:p>659.25</text:p>
          </table:table-cell>
          <table:table-cell table:formula="of:=([.N34] + [.N33])/2" office:value-type="float" office:value="562.705" calcext:value-type="float">
            <text:p>562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81" office:value-type="string" calcext:value-type="string">
            <text:p>G6</text:p>
          </table:table-cell>
          <table:table-cell table:style-name="ce102" office:value-type="float" office:value="1567.98" calcext:value-type="float">
            <text:p>1567.98</text:p>
          </table:table-cell>
          <table:table-cell table:style-name="ce64" table:formula="of:=([.E35] + [.E34])/2" office:value-type="float" office:value="1338.355" calcext:value-type="float">
            <text:p>1338.36</text:p>
          </table:table-cell>
          <table:table-cell table:number-columns-repeated="2"/>
          <table:table-cell table:style-name="ce181" office:value-type="string" calcext:value-type="string">
            <text:p> D#6/Eb6 </text:p>
          </table:table-cell>
          <table:table-cell table:style-name="ce102" office:value-type="float" office:value="1244.51" calcext:value-type="float">
            <text:p>1244.51</text:p>
          </table:table-cell>
          <table:table-cell table:style-name="ce64" table:formula="of:=([.J35] + [.J35])/2" office:value-type="float" office:value="1244.51" calcext:value-type="float">
            <text:p>1244.51</text:p>
          </table:table-cell>
          <table:table-cell/>
          <table:table-cell table:style-name="ce181" office:value-type="string" calcext:value-type="string">
            <text:p> A#5/Bb5 </text:p>
          </table:table-cell>
          <table:table-cell table:style-name="ce102" office:value-type="float" office:value="932.33" calcext:value-type="float">
            <text:p>932.33</text:p>
          </table:table-cell>
          <table:table-cell table:formula="of:=([.N35] + [.N34])/2" office:value-type="float" office:value="795.79" calcext:value-type="float">
            <text:p>79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81" office:value-type="string" calcext:value-type="string">
            <text:p> C#7/Db7 </text:p>
          </table:table-cell>
          <table:table-cell table:style-name="ce102" office:value-type="float" office:value="2217.46" calcext:value-type="float">
            <text:p>2217.46</text:p>
          </table:table-cell>
          <table:table-cell table:style-name="ce64" table:formula="of:=([.E36] + [.E35])/2" office:value-type="float" office:value="1892.72" calcext:value-type="float">
            <text:p>1892.72</text:p>
          </table:table-cell>
          <table:table-cell table:number-columns-repeated="2"/>
          <table:table-cell table:style-name="ce181" office:value-type="string" calcext:value-type="string">
            <text:p>A6</text:p>
          </table:table-cell>
          <table:table-cell table:style-name="ce102" office:value-type="float" office:value="1760" calcext:value-type="float">
            <text:p>1760.00</text:p>
          </table:table-cell>
          <table:table-cell table:style-name="ce64" table:formula="of:=([.J36] + [.J36])/2" office:value-type="float" office:value="1760" calcext:value-type="float">
            <text:p>1760.00</text:p>
          </table:table-cell>
          <table:table-cell/>
          <table:table-cell table:style-name="ce181" office:value-type="string" calcext:value-type="string">
            <text:p>E6</text:p>
          </table:table-cell>
          <table:table-cell table:style-name="ce102" office:value-type="float" office:value="1318.51" calcext:value-type="float">
            <text:p>1318.51</text:p>
          </table:table-cell>
          <table:table-cell table:formula="of:=([.N36] + [.N35])/2" office:value-type="float" office:value="1125.42" calcext:value-type="float">
            <text:p>112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81" office:value-type="string" calcext:value-type="string">
            <text:p>G7</text:p>
          </table:table-cell>
          <table:table-cell table:style-name="ce102" office:value-type="float" office:value="3135.96" calcext:value-type="float">
            <text:p>3135.96</text:p>
          </table:table-cell>
          <table:table-cell table:style-name="ce64" table:formula="of:=([.E37] + [.E36])/2" office:value-type="float" office:value="2676.71" calcext:value-type="float">
            <text:p>2676.71</text:p>
          </table:table-cell>
          <table:table-cell table:number-columns-repeated="2"/>
          <table:table-cell table:style-name="ce181" office:value-type="string" calcext:value-type="string">
            <text:p> D#7/Eb7 </text:p>
          </table:table-cell>
          <table:table-cell table:style-name="ce102" office:value-type="float" office:value="2489.02" calcext:value-type="float">
            <text:p>2489.02</text:p>
          </table:table-cell>
          <table:table-cell table:style-name="ce64" table:formula="of:=([.J37] + [.J37])/2" office:value-type="float" office:value="2489.02" calcext:value-type="float">
            <text:p>2489.02</text:p>
          </table:table-cell>
          <table:table-cell/>
          <table:table-cell table:style-name="ce181" office:value-type="string" calcext:value-type="string">
            <text:p> A#6/Bb6 </text:p>
          </table:table-cell>
          <table:table-cell table:style-name="ce102" office:value-type="float" office:value="1864.66" calcext:value-type="float">
            <text:p>1864.66</text:p>
          </table:table-cell>
          <table:table-cell table:formula="of:=([.N37] + [.N36])/2" office:value-type="float" office:value="1591.585" calcext:value-type="float">
            <text:p>1591.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81" office:value-type="string" calcext:value-type="string">
            <text:p> C#8/Db8 </text:p>
          </table:table-cell>
          <table:table-cell table:style-name="ce102" office:value-type="float" office:value="4434.92" calcext:value-type="float">
            <text:p>4434.92</text:p>
          </table:table-cell>
          <table:table-cell table:style-name="ce64" table:formula="of:=([.E38] + [.E37])/2" office:value-type="float" office:value="3785.44" calcext:value-type="float">
            <text:p>3785.44</text:p>
          </table:table-cell>
          <table:table-cell table:number-columns-repeated="2"/>
          <table:table-cell table:style-name="ce181" office:value-type="string" calcext:value-type="string">
            <text:p>A7</text:p>
          </table:table-cell>
          <table:table-cell table:style-name="ce102" office:value-type="float" office:value="3520" calcext:value-type="float">
            <text:p>3520.00</text:p>
          </table:table-cell>
          <table:table-cell table:style-name="ce64" table:formula="of:=([.J38] + [.J38])/2" office:value-type="float" office:value="3520" calcext:value-type="float">
            <text:p>3520.00</text:p>
          </table:table-cell>
          <table:table-cell/>
          <table:table-cell table:style-name="ce181" office:value-type="string" calcext:value-type="string">
            <text:p>E7</text:p>
          </table:table-cell>
          <table:table-cell table:style-name="ce102" office:value-type="float" office:value="2637.02" calcext:value-type="float">
            <text:p>2637.02</text:p>
          </table:table-cell>
          <table:table-cell table:formula="of:=([.N38] + [.N37])/2" office:value-type="float" office:value="2250.84" calcext:value-type="float">
            <text:p>225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81" office:value-type="string" calcext:value-type="string">
            <text:p>G8</text:p>
          </table:table-cell>
          <table:table-cell table:style-name="ce102" office:value-type="float" office:value="6271.93" calcext:value-type="float">
            <text:p>6271.93</text:p>
          </table:table-cell>
          <table:table-cell table:style-name="ce64" table:formula="of:=([.E39] + [.E38])/2" office:value-type="float" office:value="5353.425" calcext:value-type="float">
            <text:p>5353.43</text:p>
          </table:table-cell>
          <table:table-cell table:number-columns-repeated="2"/>
          <table:table-cell table:style-name="ce181" office:value-type="string" calcext:value-type="string">
            <text:p> D#8/Eb8 </text:p>
          </table:table-cell>
          <table:table-cell table:style-name="ce102" office:value-type="float" office:value="4978.03" calcext:value-type="float">
            <text:p>4978.03</text:p>
          </table:table-cell>
          <table:table-cell table:style-name="ce64" table:formula="of:=([.J39] + [.J39])/2" office:value-type="float" office:value="4978.03" calcext:value-type="float">
            <text:p>4978.03</text:p>
          </table:table-cell>
          <table:table-cell/>
          <table:table-cell table:style-name="ce181" office:value-type="string" calcext:value-type="string">
            <text:p> A#7/Bb7 </text:p>
          </table:table-cell>
          <table:table-cell table:style-name="ce102" office:value-type="float" office:value="3729.31" calcext:value-type="float">
            <text:p>3729.31</text:p>
          </table:table-cell>
          <table:table-cell table:formula="of:=([.N39] + [.N38])/2" office:value-type="float" office:value="3183.165" calcext:value-type="float">
            <text:p>3183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81" office:value-type="string" calcext:value-type="string">
            <text:p> C#9/Db9 </text:p>
          </table:table-cell>
          <table:table-cell table:style-name="ce102" table:formula="of:=[.E38]*2" office:value-type="float" office:value="8869.84" calcext:value-type="float">
            <text:p>8869.84</text:p>
          </table:table-cell>
          <table:table-cell table:style-name="ce64" table:formula="of:=([.E40] + [.E39])/2" office:value-type="float" office:value="7570.885" calcext:value-type="float">
            <text:p>7570.89</text:p>
          </table:table-cell>
          <table:table-cell table:number-columns-repeated="2"/>
          <table:table-cell table:style-name="ce181" office:value-type="string" calcext:value-type="string">
            <text:p>A8</text:p>
          </table:table-cell>
          <table:table-cell table:style-name="ce102" office:value-type="float" office:value="7040" calcext:value-type="float">
            <text:p>7040.00</text:p>
          </table:table-cell>
          <table:table-cell table:style-name="ce64" table:formula="of:=([.J40] + [.J40])/2" office:value-type="float" office:value="7040" calcext:value-type="float">
            <text:p>7040.00</text:p>
          </table:table-cell>
          <table:table-cell/>
          <table:table-cell table:style-name="ce181" office:value-type="string" calcext:value-type="string">
            <text:p>E8</text:p>
          </table:table-cell>
          <table:table-cell table:style-name="ce102" table:formula="of:=[.N38]*2" office:value-type="float" office:value="5274.04" calcext:value-type="float">
            <text:p>5274.04</text:p>
          </table:table-cell>
          <table:table-cell table:formula="of:=([.N40] + [.N39])/2" office:value-type="float" office:value="4501.675" calcext:value-type="float">
            <text:p>4501.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218"/>
          <table:table-cell table:number-columns-repeated="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string" calcext:value-type="string">
            <text:p>Rhythm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Tempo 100</text:p>
          </table:table-cell>
          <table:table-cell table:number-columns-repeated="2"/>
          <table:table-cell office:value-type="string" calcext:value-type="string">
            <text:p>Timbre</text:p>
          </table:table-cell>
          <table:table-cell table:style-name="ce218" office:value-type="string" calcext:value-type="string">
            <text:p>F#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style-name="ce181" office:value-type="string" calcext:value-type="string">
            <text:p>C4</text:p>
          </table:table-cell>
          <table:table-cell table:style-name="ce102" office:value-type="float" office:value="261.63" calcext:value-type="float">
            <text:p>261.63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office:value-type="string" calcext:value-type="string">
            <text:p>half</text:p>
          </table:table-cell>
          <table:table-cell table:number-columns-repeated="2"/>
          <table:table-cell table:style-name="ce218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table:style-name="ce64" table:formula="of:=([.E46] + [.E45])/2" office:value-type="float" office:value="315.81" calcext:value-type="float">
            <text:p>315.81</text:p>
          </table:table-cell>
          <table:table-cell table:number-columns-repeated="2"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formula="of:=([.J46] + [.J45])/2" office:value-type="float" office:value="446.62" calcext:value-type="float">
            <text:p>446.62</text:p>
          </table:table-cell>
          <table:table-cell table:number-columns-repeated="2"/>
          <table:table-cell table:style-name="ce104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style-name="ce64" table:formula="of:=([.E47] + [.E46])/2" office:value-type="float" office:value="446.62" calcext:value-type="float">
            <text:p>446.62</text:p>
          </table:table-cell>
          <table:table-cell table:number-columns-repeated="2"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J47] + [.J46])/2" office:value-type="float" office:value="631.62" calcext:value-type="float">
            <text:p>631.62</text:p>
          </table:table-cell>
          <table:table-cell table:number-columns-repeated="2"/>
          <table:table-cell table:style-name="ce218"/>
          <table:table-cell table:number-columns-repeated="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E48] + [.E47])/2" office:value-type="float" office:value="631.62" calcext:value-type="float">
            <text:p>631.62</text:p>
          </table:table-cell>
          <table:table-cell table:number-columns-repeated="2"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J48] + [.J47])/2" office:value-type="float" office:value="893.245" calcext:value-type="float">
            <text:p>893.25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E49] + [.E48])/2" office:value-type="float" office:value="893.245" calcext:value-type="float">
            <text:p>893.25</text:p>
          </table:table-cell>
          <table:table-cell table:number-columns-repeated="2"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J49] + [.J48])/2" office:value-type="float" office:value="1263.24" calcext:value-type="float">
            <text:p>1263.24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E50] + [.E49])/2" office:value-type="float" office:value="1263.24" calcext:value-type="float">
            <text:p>1263.24</text:p>
          </table:table-cell>
          <table:table-cell table:number-columns-repeated="2"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J50] + [.J49])/2" office:value-type="float" office:value="1786.49" calcext:value-type="float">
            <text:p>1786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E51] + [.E50])/2" office:value-type="float" office:value="1786.49" calcext:value-type="float">
            <text:p>1786.49</text:p>
          </table:table-cell>
          <table:table-cell table:number-columns-repeated="2"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J51] + [.J50])/2" office:value-type="float" office:value="2526.48" calcext:value-type="float">
            <text:p>252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E52] + [.E51])/2" office:value-type="float" office:value="2526.48" calcext:value-type="float">
            <text:p>2526.48</text:p>
          </table:table-cell>
          <table:table-cell table:number-columns-repeated="2"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J52] + [.J51])/2" office:value-type="float" office:value="3572.985" calcext:value-type="float">
            <text:p>357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E53] + [.E52])/2" office:value-type="float" office:value="3572.985" calcext:value-type="float">
            <text:p>3572.99</text:p>
          </table:table-cell>
          <table:table-cell table:number-columns-repeated="2"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J53] + [.J52])/2" office:value-type="float" office:value="5052.96" calcext:value-type="float">
            <text:p>505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E54] + [.E53])/2" office:value-type="float" office:value="5052.96" calcext:value-type="float">
            <text:p>5052.96</text:p>
          </table:table-cell>
          <table:table-cell table:number-columns-repeated="2"/>
          <table:table-cell table:style-name="ce181" office:value-type="string" calcext:value-type="string">
            <text:p>C9</text:p>
          </table:table-cell>
          <table:table-cell table:style-name="ce102" table:formula="of:=[.J52]*2" office:value-type="float" office:value="8372.02" calcext:value-type="float">
            <text:p>8372.02</text:p>
          </table:table-cell>
          <table:table-cell table:style-name="ce64" table:formula="of:=([.J54] + [.J53])/2" office:value-type="float" office:value="7145.965" calcext:value-type="float">
            <text:p>714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7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table table:name="frequencies" table:style-name="ta1">
        <table:table-column table:style-name="co17" table:number-columns-repeated="6" table:default-cell-style-name="ce132"/>
        <table:table-column table:style-name="co17" table:default-cell-style-name="Default"/>
        <table:table-row table:style-name="ro5">
          <table:table-cell office:value-type="string" calcext:value-type="string">
            <text:p>top of MIDI tuning rang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9/Ab9</text:p>
          </table:table-cell>
          <table:table-cell office:value-type="string" calcext:value-type="string">
            <text:p>gis’’’’’’/ges’’’’’’</text:p>
          </table:table-cell>
          <table:table-cell office:value-type="float" office:value="13289.75" calcext:value-type="float">
            <text:p>13289.7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’’’’’’</text:p>
          </table:table-cell>
          <table:table-cell office:value-type="float" office:value="12543.85" calcext:value-type="float">
            <text:p>12543.85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9/Gb9</text:p>
          </table:table-cell>
          <table:table-cell office:value-type="string" calcext:value-type="string">
            <text:p>fis’’’’’’/ges’’’’’’</text:p>
          </table:table-cell>
          <table:table-cell office:value-type="float" office:value="11839.82" calcext:value-type="float">
            <text:p>11839.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’’’’’’</text:p>
          </table:table-cell>
          <table:table-cell office:value-type="float" office:value="11175.3" calcext:value-type="float">
            <text:p>11175.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’’’’’’</text:p>
          </table:table-cell>
          <table:table-cell office:value-type="float" office:value="10548.08" calcext:value-type="float">
            <text:p>10548.0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9/Eb9</text:p>
          </table:table-cell>
          <table:table-cell office:value-type="string" calcext:value-type="string">
            <text:p>dis’’’’’’/es’’’’’’</text:p>
          </table:table-cell>
          <table:table-cell office:value-type="float" office:value="9956.06" calcext:value-type="float">
            <text:p>9956.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’’’’’’</text:p>
          </table:table-cell>
          <table:table-cell office:value-type="float" office:value="9397.27" calcext:value-type="float">
            <text:p>9397.27</text:p>
          </table:table-cell>
          <table:table-cell/>
        </table:table-row>
        <table:table-row table:style-name="ro5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9/Db9</text:p>
          </table:table-cell>
          <table:table-cell office:value-type="string" calcext:value-type="string">
            <text:p>cis’’’’’’/des’’’’’’</text:p>
          </table:table-cell>
          <table:table-cell office:value-type="float" office:value="8869.84" calcext:value-type="float">
            <text:p>8869.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’’’’’’</text:p>
          </table:table-cell>
          <table:table-cell office:value-type="float" office:value="8372.02" calcext:value-type="float">
            <text:p>8372.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’’’’’</text:p>
          </table:table-cell>
          <table:table-cell office:value-type="float" office:value="7902.13" calcext:value-type="float">
            <text:p>7902.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#8/Bb8</text:p>
          </table:table-cell>
          <table:table-cell office:value-type="string" calcext:value-type="string">
            <text:p>ais’’’’’/b’’’’’</text:p>
          </table:table-cell>
          <table:table-cell office:value-type="float" office:value="7458.62" calcext:value-type="float">
            <text:p>7458.6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’’’’’</text:p>
          </table:table-cell>
          <table:table-cell office:value-type="float" office:value="7040" calcext:value-type="float">
            <text:p>704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8/Ab8</text:p>
          </table:table-cell>
          <table:table-cell office:value-type="string" calcext:value-type="string">
            <text:p>gis’’’’’/ges’’’’’</text:p>
          </table:table-cell>
          <table:table-cell office:value-type="float" office:value="6644.88" calcext:value-type="float">
            <text:p>6644.8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’’’’’</text:p>
          </table:table-cell>
          <table:table-cell office:value-type="float" office:value="6271.93" calcext:value-type="float">
            <text:p>6271.9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8/Gb8</text:p>
          </table:table-cell>
          <table:table-cell office:value-type="string" calcext:value-type="string">
            <text:p>fis’’’’’/ges’’’’’</text:p>
          </table:table-cell>
          <table:table-cell office:value-type="float" office:value="5919.91" calcext:value-type="float">
            <text:p>5919.9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’’’’’</text:p>
          </table:table-cell>
          <table:table-cell office:value-type="float" office:value="5587.65" calcext:value-type="float">
            <text:p>5587.6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’’’’’</text:p>
          </table:table-cell>
          <table:table-cell office:value-type="float" office:value="5274.04" calcext:value-type="float">
            <text:p>5274.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8/Eb8</text:p>
          </table:table-cell>
          <table:table-cell office:value-type="string" calcext:value-type="string">
            <text:p>dis’’’’’/es’’’’’</text:p>
          </table:table-cell>
          <table:table-cell office:value-type="float" office:value="4978.03" calcext:value-type="float">
            <text:p>4978.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’’’’’</text:p>
          </table:table-cell>
          <table:table-cell office:value-type="float" office:value="4698.64" calcext:value-type="float">
            <text:p>4698.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8/Db8</text:p>
          </table:table-cell>
          <table:table-cell office:value-type="string" calcext:value-type="string">
            <text:p>cis’’’’’/des’’’’’</text:p>
          </table:table-cell>
          <table:table-cell office:value-type="float" office:value="4434.92" calcext:value-type="float">
            <text:p>4434.9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’’’’’</text:p>
          </table:table-cell>
          <table:table-cell office:value-type="float" office:value="4186.01" calcext:value-type="float">
            <text:p>4186.0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 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’’’’</text:p>
          </table:table-cell>
          <table:table-cell office:value-type="float" office:value="3951.07" calcext:value-type="float">
            <text:p>3951.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#7/Bb7</text:p>
          </table:table-cell>
          <table:table-cell office:value-type="string" calcext:value-type="string">
            <text:p>ais’’’’/b’’’’</text:p>
          </table:table-cell>
          <table:table-cell office:value-type="float" office:value="3729.31" calcext:value-type="float">
            <text:p>3729.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’’’’</text:p>
          </table:table-cell>
          <table:table-cell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 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#7/Ab7</text:p>
          </table:table-cell>
          <table:table-cell office:value-type="string" calcext:value-type="string">
            <text:p>gis’’’’/ges’’’’</text:p>
          </table:table-cell>
          <table:table-cell office:value-type="float" office:value="3322.44" calcext:value-type="float">
            <text:p>3322.4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 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’’’’</text:p>
          </table:table-cell>
          <table:table-cell office:value-type="float" office:value="3135.96" calcext:value-type="float">
            <text:p>3135.9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 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#7/Gb7</text:p>
          </table:table-cell>
          <table:table-cell office:value-type="string" calcext:value-type="string">
            <text:p>fis’’’’/ges’’’’</text:p>
          </table:table-cell>
          <table:table-cell office:value-type="float" office:value="2959.96" calcext:value-type="float">
            <text:p>2959.9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 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’’’’</text:p>
          </table:table-cell>
          <table:table-cell office:value-type="float" office:value="2793.83" calcext:value-type="float">
            <text:p>2793.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 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’’’’</text:p>
          </table:table-cell>
          <table:table-cell office:value-type="float" office:value="2637.02" calcext:value-type="float">
            <text:p>2637.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 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#7/Eb7</text:p>
          </table:table-cell>
          <table:table-cell office:value-type="string" calcext:value-type="string">
            <text:p>dis’’’’/es’’’’</text:p>
          </table:table-cell>
          <table:table-cell office:value-type="float" office:value="2489.02" calcext:value-type="float">
            <text:p>2489.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’’’’</text:p>
          </table:table-cell>
          <table:table-cell office:value-type="float" office:value="2349.32" calcext:value-type="float">
            <text:p>2349.3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#7/Db7</text:p>
          </table:table-cell>
          <table:table-cell office:value-type="string" calcext:value-type="string">
            <text:p>cis’’’’/des’’’’</text:p>
          </table:table-cell>
          <table:table-cell office:value-type="float" office:value="2217.46" calcext:value-type="float">
            <text:p>2217.4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’’’’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h’’’</text:p>
          </table:table-cell>
          <table:table-cell office:value-type="float" office:value="1975.53" calcext:value-type="float">
            <text:p>1975.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#6/Bb6</text:p>
          </table:table-cell>
          <table:table-cell office:value-type="string" calcext:value-type="string">
            <text:p>ais’’’/b’’’</text:p>
          </table:table-cell>
          <table:table-cell office:value-type="float" office:value="1864.66" calcext:value-type="float">
            <text:p>1864.6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’’’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#6/Ab6</text:p>
          </table:table-cell>
          <table:table-cell office:value-type="string" calcext:value-type="string">
            <text:p>gis’’’/as’’’</text:p>
          </table:table-cell>
          <table:table-cell office:value-type="float" office:value="1661.22" calcext:value-type="float">
            <text:p>1661.2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’’’</text:p>
          </table:table-cell>
          <table:table-cell office:value-type="float" office:value="1567.98" calcext:value-type="float">
            <text:p>1567.9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#6/Gb6</text:p>
          </table:table-cell>
          <table:table-cell office:value-type="string" calcext:value-type="string">
            <text:p>fis’’’/ges’’’</text:p>
          </table:table-cell>
          <table:table-cell office:value-type="float" office:value="1479.98" calcext:value-type="float">
            <text:p>1479.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’’’</text:p>
          </table:table-cell>
          <table:table-cell office:value-type="float" office:value="1396.91" calcext:value-type="float">
            <text:p>1396.9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’’’</text:p>
          </table:table-cell>
          <table:table-cell office:value-type="float" office:value="1318.51" calcext:value-type="float">
            <text:p>1318.5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#6/Eb6</text:p>
          </table:table-cell>
          <table:table-cell office:value-type="string" calcext:value-type="string">
            <text:p>dis’’’/es’’’</text:p>
          </table:table-cell>
          <table:table-cell office:value-type="float" office:value="1244.51" calcext:value-type="float">
            <text:p>1244.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’’’</text:p>
          </table:table-cell>
          <table:table-cell office:value-type="float" office:value="1174.66" calcext:value-type="float">
            <text:p>1174.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#6/Db6</text:p>
          </table:table-cell>
          <table:table-cell office:value-type="string" calcext:value-type="string">
            <text:p>cis’’’/des’’’</text:p>
          </table:table-cell>
          <table:table-cell office:value-type="float" office:value="1108.73" calcext:value-type="float">
            <text:p>1108.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’’’</text:p>
          </table:table-cell>
          <table:table-cell office:value-type="float" office:value="1046.5" calcext:value-type="float">
            <text:p>1046.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h’’</text:p>
          </table:table-cell>
          <table:table-cell office:value-type="float" office:value="987.77" calcext:value-type="float">
            <text:p>987.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#5/Bb5</text:p>
          </table:table-cell>
          <table:table-cell office:value-type="string" calcext:value-type="string">
            <text:p>ais’’/b’’</text:p>
          </table:table-cell>
          <table:table-cell office:value-type="float" office:value="932.33" calcext:value-type="float">
            <text:p>932.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’’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#5/Ab5</text:p>
          </table:table-cell>
          <table:table-cell office:value-type="string" calcext:value-type="string">
            <text:p>gis’’/as’’</text:p>
          </table:table-cell>
          <table:table-cell office:value-type="float" office:value="830.61" calcext:value-type="float">
            <text:p>830.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’’</text:p>
          </table:table-cell>
          <table:table-cell office:value-type="float" office:value="783.99" calcext:value-type="float">
            <text:p>783.9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#5/Gb5</text:p>
          </table:table-cell>
          <table:table-cell office:value-type="string" calcext:value-type="string">
            <text:p>fis’’/ges’’</text:p>
          </table:table-cell>
          <table:table-cell office:value-type="float" office:value="739.99" calcext:value-type="float">
            <text:p>739.9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’’</text:p>
          </table:table-cell>
          <table:table-cell office:value-type="float" office:value="698.46" calcext:value-type="float">
            <text:p>698.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’’</text:p>
          </table:table-cell>
          <table:table-cell office:value-type="float" office:value="659.26" calcext:value-type="float">
            <text:p>659.2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#5/Eb5</text:p>
          </table:table-cell>
          <table:table-cell office:value-type="string" calcext:value-type="string">
            <text:p>dis’’/es’’</text:p>
          </table:table-cell>
          <table:table-cell office:value-type="float" office:value="622.25" calcext:value-type="float">
            <text:p>622.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’’</text:p>
          </table:table-cell>
          <table:table-cell office:value-type="float" office:value="587.33" calcext:value-type="float">
            <text:p>587.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#5/Db5</text:p>
          </table:table-cell>
          <table:table-cell office:value-type="string" calcext:value-type="string">
            <text:p>cis’’/des’’</text:p>
          </table:table-cell>
          <table:table-cell office:value-type="float" office:value="554.37" calcext:value-type="float">
            <text:p>554.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’’</text:p>
          </table:table-cell>
          <table:table-cell office:value-type="float" office:value="523.25" calcext:value-type="float">
            <text:p>523.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h’</text:p>
          </table:table-cell>
          <table:table-cell office:value-type="float" office:value="493.88" calcext:value-type="float">
            <text:p>493.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#4/Bb4</text:p>
          </table:table-cell>
          <table:table-cell office:value-type="string" calcext:value-type="string">
            <text:p>ais’/b’</text:p>
          </table:table-cell>
          <table:table-cell office:value-type="float" office:value="466.16" calcext:value-type="float">
            <text:p>466.16</text:p>
          </table:table-cell>
          <table:table-cell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4 concert pitch</text:p>
          </table:table-cell>
          <table:table-cell office:value-type="string" calcext:value-type="string">
            <text:p>a’ Kammerton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#4/Ab4</text:p>
          </table:table-cell>
          <table:table-cell office:value-type="string" calcext:value-type="string">
            <text:p>gis’/as’</text:p>
          </table:table-cell>
          <table:table-cell office:value-type="float" office:value="415.3" calcext:value-type="float">
            <text:p>415.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’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#4/Gb4</text:p>
          </table:table-cell>
          <table:table-cell office:value-type="string" calcext:value-type="string">
            <text:p>fis’/ges’</text:p>
          </table:table-cell>
          <table:table-cell office:value-type="float" office:value="369.99" calcext:value-type="float">
            <text:p>369.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’</text:p>
          </table:table-cell>
          <table:table-cell office:value-type="float" office:value="349.23" calcext:value-type="float">
            <text:p>349.2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’</text:p>
          </table:table-cell>
          <table:table-cell office:value-type="float" office:value="329.63" calcext:value-type="float">
            <text:p>329.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#4/Eb4</text:p>
          </table:table-cell>
          <table:table-cell office:value-type="string" calcext:value-type="string">
            <text:p>dis’/es’</text:p>
          </table:table-cell>
          <table:table-cell office:value-type="float" office:value="311.13" calcext:value-type="float">
            <text:p>311.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’</text:p>
          </table:table-cell>
          <table:table-cell office:value-type="float" office:value="293.66" calcext:value-type="float">
            <text:p>293.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#4/Db4</text:p>
          </table:table-cell>
          <table:table-cell office:value-type="string" calcext:value-type="string">
            <text:p>cis’/des’</text:p>
          </table:table-cell>
          <table:table-cell office:value-type="float" office:value="277.18" calcext:value-type="float">
            <text:p>277.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4 (middle C)</text:p>
          </table:table-cell>
          <table:table-cell office:value-type="string" calcext:value-type="string">
            <text:p>c’ (Schloss-C)</text:p>
          </table:table-cell>
          <table:table-cell office:value-type="float" office:value="261.63" calcext:value-type="float">
            <text:p>261.63</text:p>
          </table:table-cell>
          <table:table-cell office:value-type="string" calcext:value-type="string">
            <text:p>MIDDLE 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</text:p>
          </table:table-cell>
          <table:table-cell office:value-type="float" office:value="246.94" calcext:value-type="float">
            <text:p>246.9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#3/Bb3</text:p>
          </table:table-cell>
          <table:table-cell office:value-type="string" calcext:value-type="string">
            <text:p>ais/b</text:p>
          </table:table-cell>
          <table:table-cell office:value-type="float" office:value="233.08" calcext:value-type="float">
            <text:p>233.0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#3/Ab3</text:p>
          </table:table-cell>
          <table:table-cell office:value-type="string" calcext:value-type="string">
            <text:p>gis/as</text:p>
          </table:table-cell>
          <table:table-cell office:value-type="float" office:value="207.65" calcext:value-type="float">
            <text:p>207.6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#3/Gb3</text:p>
          </table:table-cell>
          <table:table-cell office:value-type="string" calcext:value-type="string">
            <text:p>fis/ges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174.61" calcext:value-type="float">
            <text:p>174.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164.81" calcext:value-type="float">
            <text:p>164.8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#3/Eb3</text:p>
          </table:table-cell>
          <table:table-cell office:value-type="string" calcext:value-type="string">
            <text:p>dis/es</text:p>
          </table:table-cell>
          <table:table-cell office:value-type="float" office:value="155.56" calcext:value-type="float">
            <text:p>155.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146.83" calcext:value-type="float">
            <text:p>146.8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#3/Db3</text:p>
          </table:table-cell>
          <table:table-cell office:value-type="string" calcext:value-type="string">
            <text:p>cis/des</text:p>
          </table:table-cell>
          <table:table-cell office:value-type="float" office:value="138.59" calcext:value-type="float">
            <text:p>138.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130.81" calcext:value-type="float">
            <text:p>130.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</text:p>
          </table:table-cell>
          <table:table-cell office:value-type="float" office:value="123.47" calcext:value-type="float">
            <text:p>123.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#2/Bb2</text:p>
          </table:table-cell>
          <table:table-cell office:value-type="string" calcext:value-type="string">
            <text:p>Ais/B</text:p>
          </table:table-cell>
          <table:table-cell office:value-type="float" office:value="116.54" calcext:value-type="float">
            <text:p>116.5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#2/Ab2</text:p>
          </table:table-cell>
          <table:table-cell office:value-type="string" calcext:value-type="string">
            <text:p>Gis/As</text:p>
          </table:table-cell>
          <table:table-cell office:value-type="float" office:value="103.83" calcext:value-type="float">
            <text:p>103.8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#2/Gb2</text:p>
          </table:table-cell>
          <table:table-cell office:value-type="string" calcext:value-type="string">
            <text:p>Fis/Ges</text:p>
          </table:table-cell>
          <table:table-cell office:value-type="float" office:value="92.5" calcext:value-type="float">
            <text:p>92.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87.31" calcext:value-type="float">
            <text:p>87.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82.41" calcext:value-type="float">
            <text:p>82.4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#2/Eb2</text:p>
          </table:table-cell>
          <table:table-cell office:value-type="string" calcext:value-type="string">
            <text:p>Dis/Es</text:p>
          </table:table-cell>
          <table:table-cell office:value-type="float" office:value="77.78" calcext:value-type="float">
            <text:p>77.7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73.42" calcext:value-type="float">
            <text:p>73.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#2/Db2</text:p>
          </table:table-cell>
          <table:table-cell office:value-type="string" calcext:value-type="string">
            <text:p>Cis/Des</text:p>
          </table:table-cell>
          <table:table-cell office:value-type="float" office:value="69.3" calcext:value-type="float">
            <text:p>69.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65.41" calcext:value-type="float">
            <text:p>65.4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1</text:p>
          </table:table-cell>
          <table:table-cell office:value-type="float" office:value="61.74" calcext:value-type="float">
            <text:p>61.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#1/Bb1</text:p>
          </table:table-cell>
          <table:table-cell office:value-type="string" calcext:value-type="string">
            <text:p>Ais1/b1</text:p>
          </table:table-cell>
          <table:table-cell office:value-type="float" office:value="58.27" calcext:value-type="float">
            <text:p>58.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#1/Ab1</text:p>
          </table:table-cell>
          <table:table-cell office:value-type="string" calcext:value-type="string">
            <text:p>Gis1/As1</text:p>
          </table:table-cell>
          <table:table-cell office:value-type="float" office:value="51.91" calcext:value-type="float">
            <text:p>51.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#1/Gb1</text:p>
          </table:table-cell>
          <table:table-cell office:value-type="string" calcext:value-type="string">
            <text:p>Fis1/Ges1</text:p>
          </table:table-cell>
          <table:table-cell office:value-type="float" office:value="46.25" calcext:value-type="float">
            <text:p>46.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#1/Eb1</text:p>
          </table:table-cell>
          <table:table-cell office:value-type="string" calcext:value-type="string">
            <text:p>Dis1/Es1</text:p>
          </table:table-cell>
          <table:table-cell office:value-type="float" office:value="38.89" calcext:value-type="float">
            <text:p>38.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#1/Db1</text:p>
          </table:table-cell>
          <table:table-cell office:value-type="string" calcext:value-type="string">
            <text:p>Cis1/Des1</text:p>
          </table:table-cell>
          <table:table-cell office:value-type="float" office:value="34.65" calcext:value-type="float">
            <text:p>34.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2</text:p>
          </table:table-cell>
          <table:table-cell office:value-type="float" office:value="30.87" calcext:value-type="float">
            <text:p>30.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#0/Bb0</text:p>
          </table:table-cell>
          <table:table-cell office:value-type="string" calcext:value-type="string">
            <text:p>Ais2/B2</text:p>
          </table:table-cell>
          <table:table-cell office:value-type="float" office:value="29.14" calcext:value-type="float">
            <text:p>29.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5.96" calcext:value-type="float">
            <text:p>25.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.12" calcext:value-type="float">
            <text:p>23.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1.83" calcext:value-type="float">
            <text:p>21.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9.45" calcext:value-type="float">
            <text:p>19.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8.35" calcext:value-type="float">
            <text:p>18.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7.32" calcext:value-type="float">
            <text:p>17.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6.35" calcext:value-type="float">
            <text:p>16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5.43" calcext:value-type="float">
            <text:p>15.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4.57" calcext:value-type="float">
            <text:p>14.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98" calcext:value-type="float">
            <text:p>12.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1.56" calcext:value-type="float">
            <text:p>11.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91" calcext:value-type="float">
            <text:p>10.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72" calcext:value-type="float">
            <text:p>9.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18" calcext:value-type="float">
            <text:p>8.18</text:p>
          </table:table-cell>
          <table:table-cell/>
        </table:table-row>
      </table:table>
      <table:table table:name="thesis" table:style-name="ta1" table:print-ranges="thesis.BN24:thesis.CA29">
        <table:table-column table:style-name="co37" table:default-cell-style-name="Default"/>
        <table:table-column table:style-name="co38" table:number-columns-repeated="9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9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8" table:number-columns-repeated="2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38" table:number-columns-repeated="7" table:default-cell-style-name="Default"/>
        <table:table-column table:style-name="co37" table:default-cell-style-name="Default"/>
        <table:table-column table:style-name="co38" table:number-columns-repeated="7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9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17" table:default-cell-style-name="ce204"/>
        <table:table-column table:style-name="co45" table:default-cell-style-name="Default"/>
        <table:table-column table:style-name="co42" table:default-cell-style-name="Default"/>
        <table:table-column table:style-name="co70" table:default-cell-style-name="Default"/>
        <table:table-column table:style-name="co46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84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/>
          <table:table-cell table:style-name="ce111" office:value-type="string" calcext:value-type="string">
            <text:p>Neutral</text:p>
          </table:table-cell>
          <table:table-cell table:number-columns-repeated="82"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/>
          <table:table-cell table:style-name="ce112" office:value-type="string" calcext:value-type="string">
            <text:p>Harmonious</text:p>
          </table:table-cell>
          <table:table-cell table:number-columns-repeated="82"/>
          <table:table-cell table:style-name="Default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/>
          <table:table-cell table:style-name="ce113" office:value-type="string" calcext:value-type="string">
            <text:p>Disharmonious</text:p>
          </table:table-cell>
          <table:table-cell table:number-columns-repeated="82"/>
          <table:table-cell table:style-name="Default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/>
          <table:table-cell table:style-name="ce114"/>
          <table:table-cell table:number-columns-repeated="82"/>
          <table:table-cell table:style-name="Default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8" table:number-columns-repeated="5"/>
          <table:table-cell table:style-name="ce137" table:number-columns-repeated="4"/>
          <table:table-cell table:style-name="ce75" table:number-columns-repeated="3"/>
          <table:table-cell table:number-columns-repeated="84"/>
          <table:table-cell table:style-name="Default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table:number-columns-repeated="84"/>
          <table:table-cell table:style-name="Default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9" table:number-columns-repeated="4"/>
          <table:table-cell table:style-name="ce110" table:number-columns-repeated="3"/>
          <table:table-cell table:style-name="ce75" table:number-columns-repeated="5"/>
          <table:table-cell table:number-columns-repeated="84"/>
          <table:table-cell table:style-name="Default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table:number-columns-repeated="84"/>
          <table:table-cell table:style-name="Default"/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table:number-columns-repeated="84"/>
          <table:table-cell table:style-name="Default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table:number-columns-repeated="9"/>
          <table:table-cell table:style-name="ce110"/>
          <table:table-cell table:style-name="ce75" table:number-columns-repeated="2"/>
          <table:table-cell table:number-columns-repeated="84"/>
          <table:table-cell table:style-name="Default"/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table:number-columns-repeated="9"/>
          <table:table-cell table:style-name="ce110" table:number-columns-repeated="2"/>
          <table:table-cell table:style-name="ce75"/>
          <table:table-cell table:number-columns-repeated="84"/>
          <table:table-cell table:style-name="ce17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table:number-columns-repeated="84"/>
          <table:table-cell table:style-name="ce125" office:value-type="string" calcext:value-type="string">
            <text:p>Dialogue</text:p>
          </table:table-cell>
          <table:table-cell table:style-name="ce174" office:value-type="string" calcext:value-type="string">
            <text:p>pitch</text:p>
          </table:table-cell>
          <table:table-cell table:style-name="ce174" office:value-type="string" calcext:value-type="string">
            <text:p>rhythm</text:p>
          </table:table-cell>
          <table:table-cell table:style-name="ce174" office:value-type="string" calcext:value-type="string">
            <text:p>tempo</text:p>
          </table:table-cell>
          <table:table-cell table:style-name="ce174" office:value-type="string" calcext:value-type="string">
            <text:p>improv</text:p>
          </table:table-cell>
          <table:table-cell table:style-name="ce174" office:value-type="string" calcext:value-type="string">
            <text:p>melody</text:p>
          </table:table-cell>
          <table:table-cell table:style-name="ce174" office:value-type="string" calcext:value-type="string">
            <text:p>harmony</text:p>
          </table:table-cell>
          <table:table-cell table:style-name="ce174" office:value-type="string" calcext:value-type="string">
            <text:p>dynamics</text:p>
          </table:table-cell>
          <table:table-cell table:style-name="ce174" office:value-type="string" calcext:value-type="string">
            <text:p>timbre</text:p>
          </table:table-cell>
          <table:table-cell table:style-name="ce174" office:value-type="string" calcext:value-type="string">
            <text:p>space</text:p>
          </table:table-cell>
          <table:table-cell table:style-name="ce174" office:value-type="string" calcext:value-type="string">
            <text:p>intervals</text:p>
          </table:table-cell>
          <table:table-cell table:style-name="ce174" office:value-type="string" calcext:value-type="string">
            <text:p>texture</text:p>
          </table:table-cell>
          <table:table-cell table:style-name="ce174" office:value-type="string" calcext:value-type="string">
            <text:p>interaction</text:p>
          </table:table-cell>
        </table:table-row>
        <table:table-row table:style-name="ro3">
          <table:table-cell table:number-columns-repeated="97"/>
          <table:table-cell table:style-name="ce125" office:value-type="string" calcext:value-type="string">
            <text:p>Centre pitch</text:p>
          </table:table-cell>
          <table:table-cell table:style-name="ce175" office:value-type="string" calcext:value-type="string">
            <text:p>G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Bb</text:p>
          </table:table-cell>
          <table:table-cell table:style-name="ce175" office:value-type="string" calcext:value-type="string">
            <text:p>Eb</text:p>
          </table:table-cell>
          <table:table-cell table:style-name="ce175" office:value-type="string" calcext:value-type="string">
            <text:p>Ab</text:p>
          </table:table-cell>
          <table:table-cell table:style-name="ce175" office:value-type="string" calcext:value-type="string">
            <text:p>Db</text:p>
          </table:table-cell>
          <table:table-cell table:style-name="ce175" office:value-type="string" calcext:value-type="string">
            <text:p>Gb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A</text:p>
          </table:table-cell>
          <table:table-cell table:style-name="ce176" office:value-type="string" calcext:value-type="string">
            <text:p>D</text:p>
          </table:table-cell>
        </table:table-row>
        <table:table-row table:style-name="ro3">
          <table:table-cell table:number-columns-repeated="17"/>
          <table:table-cell table:style-name="ce115" office:value-type="string" calcext:value-type="string">
            <text:p>pitch</text:p>
          </table:table-cell>
          <table:table-cell table:style-name="ce162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79"/>
        </table:table-row>
        <table:table-row table:style-name="ro3">
          <table:table-cell table:number-columns-repeated="17"/>
          <table:table-cell table:style-name="ce116"/>
          <table:table-cell table:style-name="ce118" office:value-type="string" calcext:value-type="string">
            <text:p>Blues, G, 80</text:p>
          </table:table-cell>
          <table:table-cell table:style-name="ce120" table:number-columns-repeated="2"/>
          <table:table-cell table:style-name="ce121"/>
          <table:table-cell table:style-name="ce120"/>
          <table:table-cell table:style-name="ce121"/>
          <table:table-cell table:style-name="ce122"/>
          <table:table-cell table:style-name="ce120" table:number-columns-repeated="2"/>
          <table:table-cell table:style-name="ce123"/>
          <table:table-cell table:style-name="ce121"/>
          <table:table-cell table:style-name="ce120" table:number-columns-repeated="2"/>
          <table:table-cell table:number-columns-repeated="79"/>
        </table:table-row>
        <table:table-row table:style-name="ro3">
          <table:table-cell table:number-columns-repeated="82"/>
          <table:table-cell table:style-name="ce115" office:value-type="string" calcext:value-type="string">
            <text:p>timbre</text:p>
          </table:table-cell>
          <table:table-cell table:style-name="ce162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4"/>
        </table:table-row>
        <table:table-row table:style-name="ro3">
          <table:table-cell table:number-columns-repeated="26"/>
          <table:table-cell office:value-type="string" calcext:value-type="string">
            <text:p>key:</text:p>
          </table:table-cell>
          <table:table-cell/>
          <table:table-cell table:style-name="ce120" office:value-type="string" calcext:value-type="string">
            <text:p>I</text:p>
          </table:table-cell>
          <table:table-cell table:style-name="ce121" office:value-type="string" calcext:value-type="string">
            <text:p>IV</text:p>
          </table:table-cell>
          <table:table-cell table:style-name="ce123" office:value-type="string" calcext:value-type="string">
            <text:p>V</text:p>
          </table:table-cell>
          <table:table-cell table:number-columns-repeated="36"/>
          <table:table-cell table:style-name="ce115" office:value-type="string" calcext:value-type="string">
            <text:p>melody</text:p>
          </table:table-cell>
          <table:table-cell table:style-name="ce162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162" office:value-type="string" calcext:value-type="string">
            <text:p>F#, 60</text:p>
          </table:table-cell>
          <table:table-cell table:style-name="ce115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A/P</text:p>
          </table:table-cell>
          <table:table-cell table:style-name="ce126" office:value-type="string" calcext:value-type="string">
            <text:p>P/Pr</text:p>
          </table:table-cell>
          <table:table-cell table:style-name="ce116" office:value-type="string" calcext:value-type="string">
            <text:p>Pr/S</text:p>
          </table:table-cell>
          <table:table-cell table:style-name="ce116" office:value-type="string" calcext:value-type="string">
            <text:p>S/Lg</text:p>
          </table:table-cell>
          <table:table-cell table:style-name="ce126" office:value-type="string" calcext:value-type="string">
            <text:p>Lg/mf</text:p>
          </table:table-cell>
          <table:table-cell table:style-name="ce126" office:value-type="string" calcext:value-type="string">
            <text:p>Mf/L pp</text:p>
          </table:table-cell>
          <table:table-cell table:style-name="ce126" office:value-type="string" calcext:value-type="string">
            <text:p>L/M mf</text:p>
          </table:table-cell>
          <table:table-cell table:style-name="ce126" office:value-type="string" calcext:value-type="string">
            <text:p>M/H ff</text:p>
          </table:table-cell>
          <table:table-cell table:style-name="ce126" office:value-type="string" calcext:value-type="string">
            <text:p>H/D ff</text:p>
          </table:table-cell>
          <table:table-cell table:style-name="ce126" office:value-type="string" calcext:value-type="string">
            <text:p>P/Pr</text:p>
          </table:table-cell>
          <table:table-cell table:style-name="ce126" office:value-type="string" calcext:value-type="string">
            <text:p>Pr/A</text:p>
          </table:table-cell>
          <table:table-cell table:number-columns-repeated="14"/>
        </table:table-row>
        <table:table-row table:style-name="ro3">
          <table:table-cell table:number-columns-repeated="16"/>
          <table:table-cell table:style-name="ce204"/>
          <table:table-cell table:number-columns-repeated="35"/>
          <table:table-cell table:style-name="ce115" office:value-type="string" calcext:value-type="string">
            <text:p>improv</text:p>
          </table:table-cell>
          <table:table-cell table:style-name="ce162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162" office:value-type="string" calcext:value-type="string">
            <text:p>Eb, 80</text:p>
          </table:table-cell>
          <table:table-cell table:style-name="ce124" office:value-type="string" calcext:value-type="string">
            <text:p>P</text:p>
          </table:table-cell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style-name="ce126"/>
          <table:table-cell table:style-name="ce126" office:value-type="string" calcext:value-type="string">
            <text:p>Tseg1</text:p>
          </table:table-cell>
          <table:table-cell table:style-name="ce126"/>
          <table:table-cell table:style-name="ce126" office:value-type="string" calcext:value-type="string">
            <text:p>Tseg2</text:p>
          </table:table-cell>
          <table:table-cell table:style-name="ce126"/>
          <table:table-cell table:style-name="ce126" office:value-type="string" calcext:value-type="string">
            <text:p>Tseg</text:p>
          </table:table-cell>
          <table:table-cell table:style-name="ce126" office:value-type="string" calcext:value-type="string">
            <text:p>Tinv seg</text:p>
          </table:table-cell>
          <table:table-cell table:style-name="ce126"/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number-columns-repeated="2"/>
          <table:table-cell table:style-name="ce209"/>
          <table:table-cell table:style-name="ce211" table:number-columns-repeated="12"/>
          <table:table-cell table:number-columns-repeated="14"/>
        </table:table-row>
        <table:table-row table:style-name="ro3">
          <table:table-cell table:number-columns-repeated="16"/>
          <table:table-cell table:style-name="ce205"/>
          <table:table-cell table:number-columns-repeated="17"/>
          <table:table-cell table:style-name="ce115" office:value-type="string" calcext:value-type="string">
            <text:p>rhythm</text:p>
          </table:table-cell>
          <table:table-cell table:style-name="ce162" table:number-columns-spanned="16" table:number-rows-spanned="1"/>
          <table:covered-table-cell table:number-columns-repeated="12" table:style-name="ce125"/>
          <table:covered-table-cell table:number-columns-repeated="3" table:style-name="ce116"/>
          <table:table-cell/>
          <table:table-cell table:style-name="ce116"/>
          <table:table-cell table:style-name="ce115"/>
          <table:table-cell table:style-name="ce126" office:value-type="string" calcext:value-type="string">
            <text:p>Subject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M mf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Sp M</text:p>
          </table:table-cell>
          <table:table-cell table:style-name="ce126" office:value-type="string" calcext:value-type="string">
            <text:p>Sh Dn M</text:p>
          </table:table-cell>
          <table:table-cell table:style-name="ce211" office:value-type="string" calcext:value-type="string">
            <text:p>Lg Dn L</text:p>
          </table:table-cell>
          <table:table-cell table:style-name="ce126" office:value-type="string" calcext:value-type="string">
            <text:p>Ln Sp M</text:p>
          </table:table-cell>
          <table:table-cell table:style-name="ce126" office:value-type="string" calcext:value-type="string">
            <text:p>Dn H ff</text:p>
          </table:table-cell>
          <table:table-cell table:style-name="ce126" office:value-type="string" calcext:value-type="string">
            <text:p>Dn M ff</text:p>
          </table:table-cell>
          <table:table-cell table:style-name="ce126" office:value-type="string" calcext:value-type="string">
            <text:p>Ln/L</text:p>
          </table:table-cell>
          <table:table-cell table:style-name="ce126" office:value-type="string" calcext:value-type="string">
            <text:p>Ln Sp pp</text:p>
          </table:table-cell>
          <table:table-cell/>
          <table:table-cell table:style-name="ce116"/>
          <table:table-cell table:style-name="ce124" office:value-type="string" calcext:value-type="string">
            <text:p>O</text:p>
          </table:table-cell>
          <table:table-cell table:style-name="ce126" table:number-columns-repeated="2"/>
          <table:table-cell table:style-name="ce126" office:value-type="string" calcext:value-type="string">
            <text:p>C/R</text:p>
          </table:table-cell>
          <table:table-cell table:style-name="ce126"/>
          <table:table-cell table:style-name="ce126" office:value-type="string" calcext:value-type="string">
            <text:p>C/R</text:p>
          </table:table-cell>
          <table:table-cell table:style-name="ce126"/>
          <table:table-cell table:number-columns-repeated="3" table:style-name="ce126" office:value-type="string" calcext:value-type="string">
            <text:p>C/R</text:p>
          </table:table-cell>
          <table:table-cell table:style-name="ce126" office:value-type="string" calcext:value-type="string">
            <text:p>Tinv seg</text:p>
          </table:table-cell>
          <table:table-cell table:style-name="ce126" table:number-columns-repeated="2"/>
          <table:table-cell/>
          <table:table-cell office:value-type="string" calcext:value-type="string">
            <text:p>Legend:</text:p>
          </table:table-cell>
          <table:table-cell office:value-type="string" calcext:value-type="string">
            <text:p><text:span text:style-name="T4">A: a</text:span>ir, <text:span text:style-name="T4">P:</text:span> pitch, <text:span text:style-name="T4">Pr:</text:span> percussive, <text:span text:style-name="T4">S:</text:span> staccato, <text:span text:style-name="T4">Lg:</text:span> legato, <text:span text:style-name="T4">Mf:</text:span> multiphonics, <text:span text:style-name="T4">D:</text:span> distorted </text:p>
          </table:table-cell>
          <table:table-cell table:number-columns-repeated="26"/>
        </table:table-row>
        <table:table-row table:style-name="ro3">
          <table:table-cell table:number-columns-repeated="16"/>
          <table:table-cell table:style-name="ce204"/>
          <table:table-cell table:number-columns-repeated="17"/>
          <table:table-cell table:style-name="ce124" office:value-type="string" calcext:value-type="string">
            <text:p>C, 100</text:p>
          </table:table-cell>
          <table:table-cell table:style-name="ce116" office:value-type="string" calcext:value-type="string">
            <text:p>ratios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26" office:value-type="string" calcext:value-type="string">
            <text:p>Bb</text:p>
          </table:table-cell>
          <table:table-cell table:style-name="ce116" office:value-type="string" calcext:value-type="string">
            <text:p>tempo</text:p>
          </table:table-cell>
          <table:table-cell table:style-name="ce116" office:value-type="float" office:value="60" calcext:value-type="float">
            <text:p>6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<text:span text:style-name="T5">L:</text:span><text:span text:style-name="T6"> low, </text:span><text:span text:style-name="T7">M:</text:span><text:span text:style-name="T6"> mid, </text:span><text:span text:style-name="T7">H:</text:span><text:span text:style-name="T6"> high, </text:span><text:span text:style-name="T7">pp:</text:span><text:span text:style-name="T6"> quiet, </text:span><text:span text:style-name="T7">mf:</text:span><text:span text:style-name="T6"> halfloud, </text:span><text:span text:style-name="T7">ff:</text:span><text:span text:style-name="T6"> loud</text:span></text:p>
          </table:table-cell>
          <table:table-cell table:number-columns-repeated="26"/>
        </table:table-row>
        <table:table-row table:style-name="ro3">
          <table:table-cell table:number-columns-repeated="16"/>
          <table:table-cell table:style-name="ce204" table:number-columns-repeated="3"/>
          <table:table-cell table:style-name="ce211" table:number-columns-repeated="12"/>
          <table:table-cell table:number-columns-repeated="36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4">P:</text:span><text:span text:style-name="T8"> presenter,</text:span><text:span text:style-name="T4"> O:</text:span><text:span text:style-name="T8"> other,</text:span><text:span text:style-name="T4"> T:</text:span> theme, <text:span text:style-name="T4">inv:</text:span> inversion, <text:span text:style-name="T4">seg:</text:span> segment, <text:span text:style-name="T4">C/R:</text:span> call/response</text:p>
          </table:table-cell>
          <table:table-cell table:number-columns-repeated="41"/>
        </table:table-row>
        <table:table-row table:style-name="ro3">
          <table:table-cell table:number-columns-repeated="52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4">Ln:</text:span> long, <text:span text:style-name="T4">Sh: </text:span>short, <text:span text:style-name="T4">Sp:</text:span> sparse, <text:span text:style-name="T4">Dn:</text:span> dense, <text:span text:style-name="T4">Rh:</text:span> rhythmical, <text:span text:style-name="T4">Lg:</text:span> legato, <text:span text:style-name="T4">L: l</text:span>ow, <text:span text:style-name="T4">M:</text:span> mid, <text:span text:style-name="T4">H: h</text:span>igh, </text:p>
          </table:table-cell>
          <table:table-cell table:number-columns-repeated="56"/>
        </table:table-row>
        <table:table-row table:style-name="ro3">
          <table:table-cell table:number-columns-repeated="53"/>
          <table:table-cell office:value-type="string" calcext:value-type="string">
            <text:p><text:span text:style-name="T5">pp:</text:span><text:span text:style-name="T6"> quiet, </text:span><text:span text:style-name="T7">mf: </text:span><text:span text:style-name="T6">halfloud, </text:span><text:span text:style-name="T7">ff:</text:span><text:span text:style-name="T6"> loud</text:span></text:p>
          </table:table-cell>
          <table:table-cell table:number-columns-repeated="56"/>
        </table:table-row>
        <table:table-row table:style-name="ro3" table:number-rows-repeated="4">
          <table:table-cell table:number-columns-repeated="110"/>
        </table:table-row>
        <table:table-row table:style-name="ro3">
          <table:table-cell table:number-columns-repeated="17"/>
          <table:table-cell table:style-name="ce204"/>
          <table:table-cell table:style-name="ce209"/>
          <table:table-cell table:style-name="ce211" table:number-columns-repeated="12"/>
          <table:table-cell table:number-columns-repeated="79"/>
        </table:table-row>
        <table:table-row table:style-name="ro3" table:number-rows-repeated="5">
          <table:table-cell table:number-columns-repeated="110"/>
        </table:table-row>
        <table:table-row table:style-name="ro3"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5T11:36:25.556000000</meta:creation-date>
    <dc:date>2023-04-10T21:02:25.988668018</dc:date>
    <meta:editing-duration>P20DT23H7M33S</meta:editing-duration>
    <meta:editing-cycles>107</meta:editing-cycles>
    <meta:generator>LibreOffice/7.4.5.1$MacOSX_X86_64 LibreOffice_project/9c0871452b3918c1019dde9bfac75448afc4b57f</meta:generator>
    <meta:print-date>2023-04-10T12:19:59.421032468</meta:print-date>
    <meta:document-statistic meta:table-count="5" meta:cell-count="2175" meta:object-count="0"/>
    <meta:user-defined meta:name=""/>
    <meta:user-defined meta:name="qrichtext">1</meta:user-defined>
  </office:meta>
</office:document-meta>
</file>